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5.556cm"/>
    </style:style>
    <style:style style:name="co3" style:family="table-column">
      <style:table-column-properties fo:break-before="auto" style:column-width="6.101cm"/>
    </style:style>
    <style:style style:name="co4" style:family="table-column">
      <style:table-column-properties fo:break-before="auto" style:column-width="7.027cm"/>
    </style:style>
    <style:style style:name="co5" style:family="table-column">
      <style:table-column-properties fo:break-before="auto" style:column-width="6.399cm"/>
    </style:style>
    <style:style style:name="co6" style:family="table-column">
      <style:table-column-properties fo:break-before="auto" style:column-width="6.073cm"/>
    </style:style>
    <style:style style:name="co7" style:family="table-column">
      <style:table-column-properties fo:break-before="auto" style:column-width="6.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ext-properties fo:color="#000000" style:font-name="Calibri" fo:font-size="11pt" fo:font-weight="bold" style:font-size-asian="11pt" style:font-weight-asian="bold" style:font-size-complex="11pt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7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ransactionID</text:p>
          </table:table-cell>
          <table:table-cell table:style-name="ce2" office:value-type="string" calcext:value-type="string">
            <text:p>customerID</text:p>
          </table:table-cell>
          <table:table-cell table:style-name="ce3" office:value-type="string" calcext:value-type="string">
            <text:p>dateOfTransaction</text:p>
          </table:table-cell>
          <table:table-cell table:style-name="ce3" office:value-type="string" calcext:value-type="string">
            <text:p>TransactionAmount</text:p>
          </table:table-cell>
          <table:table-cell table:style-name="ce3" office:value-type="string" calcext:value-type="string">
            <text:p>transactionState</text:p>
          </table:table-cell>
          <table:table-cell table:style-name="ce3" office:value-type="string" calcext:value-type="string">
            <text:p>TransactionType</text:p>
          </table:table-cell>
          <table:table-cell table:style-name="ce3" office:value-type="string" calcext:value-type="string">
            <text:p>platformUsed</text:p>
          </table:table-cell>
        </table:table-row>
        <table:table-row table:style-name="ro2">
          <table:table-cell office:value-type="string" calcext:value-type="string">
            <text:p>TXN001</text:p>
          </table:table-cell>
          <table:table-cell office:value-type="float" office:value="2" calcext:value-type="float">
            <text:p>2</text:p>
          </table:table-cell>
          <table:table-cell office:value-type="date" office:date-value="2024-06-01T10:00:00" calcext:value-type="date">
            <text:p>2024-06-01 10:00:00</text:p>
          </table:table-cell>
          <table:table-cell office:value-type="float" office:value="38940" calcext:value-type="float">
            <text:p>3894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02</text:p>
          </table:table-cell>
          <table:table-cell office:value-type="float" office:value="3" calcext:value-type="float">
            <text:p>3</text:p>
          </table:table-cell>
          <table:table-cell office:value-type="date" office:date-value="2024-07-09T12:00:00" calcext:value-type="date">
            <text:p>2024-07-09 12:00:00</text:p>
          </table:table-cell>
          <table:table-cell office:value-type="float" office:value="75145" calcext:value-type="float">
            <text:p>75145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03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3T10:00:00" calcext:value-type="date">
            <text:p>2024-06-13 10:00:00</text:p>
          </table:table-cell>
          <table:table-cell office:value-type="float" office:value="179217" calcext:value-type="float">
            <text:p>179217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04</text:p>
          </table:table-cell>
          <table:table-cell office:value-type="float" office:value="5" calcext:value-type="float">
            <text:p>5</text:p>
          </table:table-cell>
          <table:table-cell office:value-type="date" office:date-value="2024-07-26T13:00:00" calcext:value-type="date">
            <text:p>2024-07-26 13:00:00</text:p>
          </table:table-cell>
          <table:table-cell office:value-type="float" office:value="51767" calcext:value-type="float">
            <text:p>51767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05</text:p>
          </table:table-cell>
          <table:table-cell office:value-type="float" office:value="6" calcext:value-type="float">
            <text:p>6</text:p>
          </table:table-cell>
          <table:table-cell office:value-type="date" office:date-value="2024-07-28T06:00:00" calcext:value-type="date">
            <text:p>2024-07-28 06:00:00</text:p>
          </table:table-cell>
          <table:table-cell office:value-type="float" office:value="156501" calcext:value-type="float">
            <text:p>156501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06</text:p>
          </table:table-cell>
          <table:table-cell office:value-type="float" office:value="7" calcext:value-type="float">
            <text:p>7</text:p>
          </table:table-cell>
          <table:table-cell office:value-type="date" office:date-value="2024-07-16T21:00:00" calcext:value-type="date">
            <text:p>2024-07-16 21:00:00</text:p>
          </table:table-cell>
          <table:table-cell office:value-type="float" office:value="32428" calcext:value-type="float">
            <text:p>32428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07</text:p>
          </table:table-cell>
          <table:table-cell office:value-type="float" office:value="8" calcext:value-type="float">
            <text:p>8</text:p>
          </table:table-cell>
          <table:table-cell office:value-type="date" office:date-value="2024-07-26T22:00:00" calcext:value-type="date">
            <text:p>2024-07-26 22:00:00</text:p>
          </table:table-cell>
          <table:table-cell office:value-type="float" office:value="75301" calcext:value-type="float">
            <text:p>7530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08</text:p>
          </table:table-cell>
          <table:table-cell office:value-type="float" office:value="9" calcext:value-type="float">
            <text:p>9</text:p>
          </table:table-cell>
          <table:table-cell office:value-type="date" office:date-value="2024-06-17T16:00:00" calcext:value-type="date">
            <text:p>2024-06-17 16:00:00</text:p>
          </table:table-cell>
          <table:table-cell office:value-type="float" office:value="16870" calcext:value-type="float">
            <text:p>1687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09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7-10T23:00:00" calcext:value-type="date">
            <text:p>2024-07-10 23:00:00</text:p>
          </table:table-cell>
          <table:table-cell office:value-type="float" office:value="21794" calcext:value-type="float">
            <text:p>21794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10</text:p>
          </table:table-cell>
          <table:table-cell office:value-type="float" office:value="11" calcext:value-type="float">
            <text:p>11</text:p>
          </table:table-cell>
          <table:table-cell office:value-type="date" office:date-value="2024-06-19T23:00:00" calcext:value-type="date">
            <text:p>2024-06-19 23:00:00</text:p>
          </table:table-cell>
          <table:table-cell office:value-type="float" office:value="193307" calcext:value-type="float">
            <text:p>193307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1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6-01T06:00:00" calcext:value-type="date">
            <text:p>2024-06-01 06:00:00</text:p>
          </table:table-cell>
          <table:table-cell office:value-type="float" office:value="159093" calcext:value-type="float">
            <text:p>159093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12</text:p>
          </table:table-cell>
          <table:table-cell office:value-type="float" office:value="13" calcext:value-type="float">
            <text:p>13</text:p>
          </table:table-cell>
          <table:table-cell office:value-type="date" office:date-value="2024-07-12T19:00:00" calcext:value-type="date">
            <text:p>2024-07-12 19:00:00</text:p>
          </table:table-cell>
          <table:table-cell office:value-type="float" office:value="174518" calcext:value-type="float">
            <text:p>174518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13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04T12:00:00" calcext:value-type="date">
            <text:p>2024-07-04 12:00:00</text:p>
          </table:table-cell>
          <table:table-cell office:value-type="float" office:value="110254" calcext:value-type="float">
            <text:p>110254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14</text:p>
          </table:table-cell>
          <table:table-cell office:value-type="float" office:value="15" calcext:value-type="float">
            <text:p>15</text:p>
          </table:table-cell>
          <table:table-cell office:value-type="date" office:date-value="2024-07-12T04:00:00" calcext:value-type="date">
            <text:p>2024-07-12 04:00:00</text:p>
          </table:table-cell>
          <table:table-cell office:value-type="float" office:value="162283" calcext:value-type="float">
            <text:p>162283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15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1T12:00:00" calcext:value-type="date">
            <text:p>2024-06-21 12:00:00</text:p>
          </table:table-cell>
          <table:table-cell office:value-type="float" office:value="22161" calcext:value-type="float">
            <text:p>2216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16</text:p>
          </table:table-cell>
          <table:table-cell office:value-type="float" office:value="17" calcext:value-type="float">
            <text:p>17</text:p>
          </table:table-cell>
          <table:table-cell office:value-type="date" office:date-value="2024-07-08T12:00:00" calcext:value-type="date">
            <text:p>2024-07-08 12:00:00</text:p>
          </table:table-cell>
          <table:table-cell office:value-type="float" office:value="195775" calcext:value-type="float">
            <text:p>195775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17</text:p>
          </table:table-cell>
          <table:table-cell office:value-type="float" office:value="18" calcext:value-type="float">
            <text:p>18</text:p>
          </table:table-cell>
          <table:table-cell office:value-type="date" office:date-value="2024-06-27T03:00:00" calcext:value-type="date">
            <text:p>2024-06-27 03:00:00</text:p>
          </table:table-cell>
          <table:table-cell office:value-type="float" office:value="20824" calcext:value-type="float">
            <text:p>20824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18</text:p>
          </table:table-cell>
          <table:table-cell office:value-type="float" office:value="19" calcext:value-type="float">
            <text:p>19</text:p>
          </table:table-cell>
          <table:table-cell office:value-type="date" office:date-value="2024-07-09T05:00:00" calcext:value-type="date">
            <text:p>2024-07-09 05:00:00</text:p>
          </table:table-cell>
          <table:table-cell office:value-type="float" office:value="191134" calcext:value-type="float">
            <text:p>191134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19</text:p>
          </table:table-cell>
          <table:table-cell office:value-type="float" office:value="20" calcext:value-type="float">
            <text:p>20</text:p>
          </table:table-cell>
          <table:table-cell office:value-type="date" office:date-value="2024-06-16T20:00:00" calcext:value-type="date">
            <text:p>2024-06-16 20:00:00</text:p>
          </table:table-cell>
          <table:table-cell office:value-type="float" office:value="62979" calcext:value-type="float">
            <text:p>62979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20</text:p>
          </table:table-cell>
          <table:table-cell office:value-type="float" office:value="21" calcext:value-type="float">
            <text:p>21</text:p>
          </table:table-cell>
          <table:table-cell office:value-type="date" office:date-value="2024-06-08T22:00:00" calcext:value-type="date">
            <text:p>2024-06-08 22:00:00</text:p>
          </table:table-cell>
          <table:table-cell office:value-type="float" office:value="36472" calcext:value-type="float">
            <text:p>36472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21</text:p>
          </table:table-cell>
          <table:table-cell office:value-type="float" office:value="22" calcext:value-type="float">
            <text:p>22</text:p>
          </table:table-cell>
          <table:table-cell office:value-type="date" office:date-value="2024-06-16T06:00:00" calcext:value-type="date">
            <text:p>2024-06-16 06:00:00</text:p>
          </table:table-cell>
          <table:table-cell office:value-type="float" office:value="127881" calcext:value-type="float">
            <text:p>127881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22</text:p>
          </table:table-cell>
          <table:table-cell office:value-type="float" office:value="23" calcext:value-type="float">
            <text:p>23</text:p>
          </table:table-cell>
          <table:table-cell office:value-type="date" office:date-value="2024-07-30T03:00:00" calcext:value-type="date">
            <text:p>2024-07-30 03:00:00</text:p>
          </table:table-cell>
          <table:table-cell office:value-type="float" office:value="26317" calcext:value-type="float">
            <text:p>26317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23</text:p>
          </table:table-cell>
          <table:table-cell office:value-type="float" office:value="24" calcext:value-type="float">
            <text:p>24</text:p>
          </table:table-cell>
          <table:table-cell office:value-type="date" office:date-value="2024-07-27T01:00:00" calcext:value-type="date">
            <text:p>2024-07-27 01:00:00</text:p>
          </table:table-cell>
          <table:table-cell office:value-type="float" office:value="147364" calcext:value-type="float">
            <text:p>147364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24</text:p>
          </table:table-cell>
          <table:table-cell office:value-type="float" office:value="25" calcext:value-type="float">
            <text:p>25</text:p>
          </table:table-cell>
          <table:table-cell office:value-type="date" office:date-value="2024-06-26T01:00:00" calcext:value-type="date">
            <text:p>2024-06-26 01:00:00</text:p>
          </table:table-cell>
          <table:table-cell office:value-type="float" office:value="153404" calcext:value-type="float">
            <text:p>153404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25</text:p>
          </table:table-cell>
          <table:table-cell office:value-type="float" office:value="26" calcext:value-type="float">
            <text:p>26</text:p>
          </table:table-cell>
          <table:table-cell office:value-type="date" office:date-value="2024-07-07T10:00:00" calcext:value-type="date">
            <text:p>2024-07-07 10:00:00</text:p>
          </table:table-cell>
          <table:table-cell office:value-type="float" office:value="14210" calcext:value-type="float">
            <text:p>14210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26</text:p>
          </table:table-cell>
          <table:table-cell office:value-type="float" office:value="27" calcext:value-type="float">
            <text:p>27</text:p>
          </table:table-cell>
          <table:table-cell office:value-type="date" office:date-value="2024-06-08T19:00:00" calcext:value-type="date">
            <text:p>2024-06-08 19:00:00</text:p>
          </table:table-cell>
          <table:table-cell office:value-type="float" office:value="49012" calcext:value-type="float">
            <text:p>49012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27</text:p>
          </table:table-cell>
          <table:table-cell office:value-type="float" office:value="28" calcext:value-type="float">
            <text:p>28</text:p>
          </table:table-cell>
          <table:table-cell office:value-type="date" office:date-value="2024-06-28T06:00:00" calcext:value-type="date">
            <text:p>2024-06-28 06:00:00</text:p>
          </table:table-cell>
          <table:table-cell office:value-type="float" office:value="40302" calcext:value-type="float">
            <text:p>40302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28</text:p>
          </table:table-cell>
          <table:table-cell office:value-type="float" office:value="29" calcext:value-type="float">
            <text:p>29</text:p>
          </table:table-cell>
          <table:table-cell office:value-type="date" office:date-value="2024-07-03T01:00:00" calcext:value-type="date">
            <text:p>2024-07-03 01:00:00</text:p>
          </table:table-cell>
          <table:table-cell office:value-type="float" office:value="27833" calcext:value-type="float">
            <text:p>27833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29</text:p>
          </table:table-cell>
          <table:table-cell office:value-type="float" office:value="30" calcext:value-type="float">
            <text:p>30</text:p>
          </table:table-cell>
          <table:table-cell office:value-type="date" office:date-value="2024-07-29T02:00:00" calcext:value-type="date">
            <text:p>2024-07-29 02:00:00</text:p>
          </table:table-cell>
          <table:table-cell office:value-type="float" office:value="30313" calcext:value-type="float">
            <text:p>30313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30</text:p>
          </table:table-cell>
          <table:table-cell office:value-type="float" office:value="31" calcext:value-type="float">
            <text:p>31</text:p>
          </table:table-cell>
          <table:table-cell office:value-type="date" office:date-value="2024-07-26T20:00:00" calcext:value-type="date">
            <text:p>2024-07-26 20:00:00</text:p>
          </table:table-cell>
          <table:table-cell office:value-type="float" office:value="134884" calcext:value-type="float">
            <text:p>134884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31</text:p>
          </table:table-cell>
          <table:table-cell office:value-type="float" office:value="32" calcext:value-type="float">
            <text:p>32</text:p>
          </table:table-cell>
          <table:table-cell office:value-type="date" office:date-value="2024-07-03T10:00:00" calcext:value-type="date">
            <text:p>2024-07-03 10:00:00</text:p>
          </table:table-cell>
          <table:table-cell office:value-type="float" office:value="28982" calcext:value-type="float">
            <text:p>28982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32</text:p>
          </table:table-cell>
          <table:table-cell office:value-type="float" office:value="33" calcext:value-type="float">
            <text:p>33</text:p>
          </table:table-cell>
          <table:table-cell office:value-type="date" office:date-value="2024-06-15T17:00:00" calcext:value-type="date">
            <text:p>2024-06-15 17:00:00</text:p>
          </table:table-cell>
          <table:table-cell office:value-type="float" office:value="158030" calcext:value-type="float">
            <text:p>15803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33</text:p>
          </table:table-cell>
          <table:table-cell office:value-type="float" office:value="34" calcext:value-type="float">
            <text:p>34</text:p>
          </table:table-cell>
          <table:table-cell office:value-type="date" office:date-value="2024-06-24T08:00:00" calcext:value-type="date">
            <text:p>2024-06-24 08:00:00</text:p>
          </table:table-cell>
          <table:table-cell office:value-type="float" office:value="196009" calcext:value-type="float">
            <text:p>196009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34</text:p>
          </table:table-cell>
          <table:table-cell office:value-type="float" office:value="35" calcext:value-type="float">
            <text:p>35</text:p>
          </table:table-cell>
          <table:table-cell office:value-type="date" office:date-value="2024-06-22T17:00:00" calcext:value-type="date">
            <text:p>2024-06-22 17:00:00</text:p>
          </table:table-cell>
          <table:table-cell office:value-type="float" office:value="68526" calcext:value-type="float">
            <text:p>68526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35</text:p>
          </table:table-cell>
          <table:table-cell office:value-type="float" office:value="36" calcext:value-type="float">
            <text:p>36</text:p>
          </table:table-cell>
          <table:table-cell office:value-type="date" office:date-value="2024-06-23T12:00:00" calcext:value-type="date">
            <text:p>2024-06-23 12:00:00</text:p>
          </table:table-cell>
          <table:table-cell office:value-type="float" office:value="165287" calcext:value-type="float">
            <text:p>165287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36</text:p>
          </table:table-cell>
          <table:table-cell office:value-type="float" office:value="37" calcext:value-type="float">
            <text:p>37</text:p>
          </table:table-cell>
          <table:table-cell office:value-type="date" office:date-value="2024-06-28T11:00:00" calcext:value-type="date">
            <text:p>2024-06-28 11:00:00</text:p>
          </table:table-cell>
          <table:table-cell office:value-type="float" office:value="178265" calcext:value-type="float">
            <text:p>178265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37</text:p>
          </table:table-cell>
          <table:table-cell office:value-type="float" office:value="38" calcext:value-type="float">
            <text:p>38</text:p>
          </table:table-cell>
          <table:table-cell office:value-type="date" office:date-value="2024-07-23T18:00:00" calcext:value-type="date">
            <text:p>2024-07-23 18:00:00</text:p>
          </table:table-cell>
          <table:table-cell office:value-type="float" office:value="98069" calcext:value-type="float">
            <text:p>98069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38</text:p>
          </table:table-cell>
          <table:table-cell office:value-type="float" office:value="39" calcext:value-type="float">
            <text:p>39</text:p>
          </table:table-cell>
          <table:table-cell office:value-type="date" office:date-value="2024-07-28" calcext:value-type="date">
            <text:p>2024-07-28 00:00:00</text:p>
          </table:table-cell>
          <table:table-cell office:value-type="float" office:value="153150" calcext:value-type="float">
            <text:p>153150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39</text:p>
          </table:table-cell>
          <table:table-cell office:value-type="float" office:value="40" calcext:value-type="float">
            <text:p>40</text:p>
          </table:table-cell>
          <table:table-cell office:value-type="date" office:date-value="2024-06-05T12:00:00" calcext:value-type="date">
            <text:p>2024-06-05 12:00:00</text:p>
          </table:table-cell>
          <table:table-cell office:value-type="float" office:value="86902" calcext:value-type="float">
            <text:p>8690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40</text:p>
          </table:table-cell>
          <table:table-cell office:value-type="float" office:value="41" calcext:value-type="float">
            <text:p>41</text:p>
          </table:table-cell>
          <table:table-cell office:value-type="date" office:date-value="2024-06-28T04:00:00" calcext:value-type="date">
            <text:p>2024-06-28 04:00:00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41</text:p>
          </table:table-cell>
          <table:table-cell office:value-type="float" office:value="42" calcext:value-type="float">
            <text:p>42</text:p>
          </table:table-cell>
          <table:table-cell office:value-type="date" office:date-value="2024-06-07T20:00:00" calcext:value-type="date">
            <text:p>2024-06-07 20:00:00</text:p>
          </table:table-cell>
          <table:table-cell office:value-type="float" office:value="145586" calcext:value-type="float">
            <text:p>145586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42</text:p>
          </table:table-cell>
          <table:table-cell office:value-type="float" office:value="43" calcext:value-type="float">
            <text:p>43</text:p>
          </table:table-cell>
          <table:table-cell office:value-type="date" office:date-value="2024-07-15T19:00:00" calcext:value-type="date">
            <text:p>2024-07-15 19:00:00</text:p>
          </table:table-cell>
          <table:table-cell office:value-type="float" office:value="163425" calcext:value-type="float">
            <text:p>163425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43</text:p>
          </table:table-cell>
          <table:table-cell office:value-type="float" office:value="44" calcext:value-type="float">
            <text:p>44</text:p>
          </table:table-cell>
          <table:table-cell office:value-type="date" office:date-value="2024-07-26T02:00:00" calcext:value-type="date">
            <text:p>2024-07-26 02:00:00</text:p>
          </table:table-cell>
          <table:table-cell office:value-type="float" office:value="186218" calcext:value-type="float">
            <text:p>186218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44</text:p>
          </table:table-cell>
          <table:table-cell office:value-type="float" office:value="45" calcext:value-type="float">
            <text:p>45</text:p>
          </table:table-cell>
          <table:table-cell office:value-type="date" office:date-value="2024-07-12T01:00:00" calcext:value-type="date">
            <text:p>2024-07-12 01:00:00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45</text:p>
          </table:table-cell>
          <table:table-cell office:value-type="float" office:value="46" calcext:value-type="float">
            <text:p>46</text:p>
          </table:table-cell>
          <table:table-cell office:value-type="date" office:date-value="2024-07-21T21:00:00" calcext:value-type="date">
            <text:p>2024-07-21 21:00:00</text:p>
          </table:table-cell>
          <table:table-cell office:value-type="float" office:value="94554" calcext:value-type="float">
            <text:p>94554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46</text:p>
          </table:table-cell>
          <table:table-cell office:value-type="float" office:value="47" calcext:value-type="float">
            <text:p>47</text:p>
          </table:table-cell>
          <table:table-cell office:value-type="date" office:date-value="2024-07-26T11:00:00" calcext:value-type="date">
            <text:p>2024-07-26 11:00:00</text:p>
          </table:table-cell>
          <table:table-cell office:value-type="float" office:value="152659" calcext:value-type="float">
            <text:p>152659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47</text:p>
          </table:table-cell>
          <table:table-cell office:value-type="float" office:value="48" calcext:value-type="float">
            <text:p>48</text:p>
          </table:table-cell>
          <table:table-cell office:value-type="date" office:date-value="2024-06-05T17:00:00" calcext:value-type="date">
            <text:p>2024-06-05 17:00:00</text:p>
          </table:table-cell>
          <table:table-cell office:value-type="float" office:value="165021" calcext:value-type="float">
            <text:p>16502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48</text:p>
          </table:table-cell>
          <table:table-cell office:value-type="float" office:value="49" calcext:value-type="float">
            <text:p>49</text:p>
          </table:table-cell>
          <table:table-cell office:value-type="date" office:date-value="2024-06-10T10:00:00" calcext:value-type="date">
            <text:p>2024-06-10 10:00:00</text:p>
          </table:table-cell>
          <table:table-cell office:value-type="float" office:value="115066" calcext:value-type="float">
            <text:p>115066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49</text:p>
          </table:table-cell>
          <table:table-cell office:value-type="float" office:value="50" calcext:value-type="float">
            <text:p>50</text:p>
          </table:table-cell>
          <table:table-cell office:value-type="date" office:date-value="2024-06-03T20:00:00" calcext:value-type="date">
            <text:p>2024-06-03 20:00:00</text:p>
          </table:table-cell>
          <table:table-cell office:value-type="float" office:value="161029" calcext:value-type="float">
            <text:p>161029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50</text:p>
          </table:table-cell>
          <table:table-cell office:value-type="float" office:value="51" calcext:value-type="float">
            <text:p>51</text:p>
          </table:table-cell>
          <table:table-cell office:value-type="date" office:date-value="2024-07-29T03:00:00" calcext:value-type="date">
            <text:p>2024-07-29 03:00:00</text:p>
          </table:table-cell>
          <table:table-cell office:value-type="float" office:value="167924" calcext:value-type="float">
            <text:p>167924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51</text:p>
          </table:table-cell>
          <table:table-cell office:value-type="float" office:value="52" calcext:value-type="float">
            <text:p>52</text:p>
          </table:table-cell>
          <table:table-cell office:value-type="date" office:date-value="2024-07-24T19:00:00" calcext:value-type="date">
            <text:p>2024-07-24 19:00:00</text:p>
          </table:table-cell>
          <table:table-cell office:value-type="float" office:value="147991" calcext:value-type="float">
            <text:p>14799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52</text:p>
          </table:table-cell>
          <table:table-cell office:value-type="float" office:value="53" calcext:value-type="float">
            <text:p>53</text:p>
          </table:table-cell>
          <table:table-cell office:value-type="date" office:date-value="2024-07-26T11:00:00" calcext:value-type="date">
            <text:p>2024-07-26 11:00:00</text:p>
          </table:table-cell>
          <table:table-cell office:value-type="float" office:value="124048" calcext:value-type="float">
            <text:p>124048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53</text:p>
          </table:table-cell>
          <table:table-cell office:value-type="float" office:value="54" calcext:value-type="float">
            <text:p>54</text:p>
          </table:table-cell>
          <table:table-cell office:value-type="date" office:date-value="2024-07-13T23:00:00" calcext:value-type="date">
            <text:p>2024-07-13 23:00:00</text:p>
          </table:table-cell>
          <table:table-cell office:value-type="float" office:value="138162" calcext:value-type="float">
            <text:p>138162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54</text:p>
          </table:table-cell>
          <table:table-cell office:value-type="float" office:value="55" calcext:value-type="float">
            <text:p>55</text:p>
          </table:table-cell>
          <table:table-cell office:value-type="date" office:date-value="2024-06-28" calcext:value-type="date">
            <text:p>2024-06-28 00:00:00</text:p>
          </table:table-cell>
          <table:table-cell office:value-type="float" office:value="161137" calcext:value-type="float">
            <text:p>161137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55</text:p>
          </table:table-cell>
          <table:table-cell office:value-type="float" office:value="56" calcext:value-type="float">
            <text:p>56</text:p>
          </table:table-cell>
          <table:table-cell office:value-type="date" office:date-value="2024-06-17T03:00:00" calcext:value-type="date">
            <text:p>2024-06-17 03:00:00</text:p>
          </table:table-cell>
          <table:table-cell office:value-type="float" office:value="35669" calcext:value-type="float">
            <text:p>35669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56</text:p>
          </table:table-cell>
          <table:table-cell office:value-type="float" office:value="57" calcext:value-type="float">
            <text:p>57</text:p>
          </table:table-cell>
          <table:table-cell office:value-type="date" office:date-value="2024-07-06T07:00:00" calcext:value-type="date">
            <text:p>2024-07-06 07:00:00</text:p>
          </table:table-cell>
          <table:table-cell office:value-type="float" office:value="67867" calcext:value-type="float">
            <text:p>67867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57</text:p>
          </table:table-cell>
          <table:table-cell office:value-type="float" office:value="58" calcext:value-type="float">
            <text:p>58</text:p>
          </table:table-cell>
          <table:table-cell office:value-type="date" office:date-value="2024-07-25T20:00:00" calcext:value-type="date">
            <text:p>2024-07-25 20:00:00</text:p>
          </table:table-cell>
          <table:table-cell office:value-type="float" office:value="58242" calcext:value-type="float">
            <text:p>58242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58</text:p>
          </table:table-cell>
          <table:table-cell office:value-type="float" office:value="59" calcext:value-type="float">
            <text:p>59</text:p>
          </table:table-cell>
          <table:table-cell office:value-type="date" office:date-value="2024-06-09T20:00:00" calcext:value-type="date">
            <text:p>2024-06-09 20:00:00</text:p>
          </table:table-cell>
          <table:table-cell office:value-type="float" office:value="113319" calcext:value-type="float">
            <text:p>11331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59</text:p>
          </table:table-cell>
          <table:table-cell office:value-type="float" office:value="60" calcext:value-type="float">
            <text:p>60</text:p>
          </table:table-cell>
          <table:table-cell office:value-type="date" office:date-value="2024-07-11T23:00:00" calcext:value-type="date">
            <text:p>2024-07-11 23:00:00</text:p>
          </table:table-cell>
          <table:table-cell office:value-type="float" office:value="37708" calcext:value-type="float">
            <text:p>37708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60</text:p>
          </table:table-cell>
          <table:table-cell office:value-type="float" office:value="61" calcext:value-type="float">
            <text:p>61</text:p>
          </table:table-cell>
          <table:table-cell office:value-type="date" office:date-value="2024-07-20T16:00:00" calcext:value-type="date">
            <text:p>2024-07-20 16:00:00</text:p>
          </table:table-cell>
          <table:table-cell office:value-type="float" office:value="54969" calcext:value-type="float">
            <text:p>5496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61</text:p>
          </table:table-cell>
          <table:table-cell office:value-type="float" office:value="62" calcext:value-type="float">
            <text:p>62</text:p>
          </table:table-cell>
          <table:table-cell office:value-type="date" office:date-value="2024-07-08T23:00:00" calcext:value-type="date">
            <text:p>2024-07-08 23:00:00</text:p>
          </table:table-cell>
          <table:table-cell office:value-type="float" office:value="51411" calcext:value-type="float">
            <text:p>51411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62</text:p>
          </table:table-cell>
          <table:table-cell office:value-type="float" office:value="63" calcext:value-type="float">
            <text:p>63</text:p>
          </table:table-cell>
          <table:table-cell office:value-type="date" office:date-value="2024-07-17T05:00:00" calcext:value-type="date">
            <text:p>2024-07-17 05:00:00</text:p>
          </table:table-cell>
          <table:table-cell office:value-type="float" office:value="45233" calcext:value-type="float">
            <text:p>45233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63</text:p>
          </table:table-cell>
          <table:table-cell office:value-type="float" office:value="64" calcext:value-type="float">
            <text:p>64</text:p>
          </table:table-cell>
          <table:table-cell office:value-type="date" office:date-value="2024-06-10T01:00:00" calcext:value-type="date">
            <text:p>2024-06-10 01:00:00</text:p>
          </table:table-cell>
          <table:table-cell office:value-type="float" office:value="99926" calcext:value-type="float">
            <text:p>99926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64</text:p>
          </table:table-cell>
          <table:table-cell office:value-type="float" office:value="65" calcext:value-type="float">
            <text:p>65</text:p>
          </table:table-cell>
          <table:table-cell office:value-type="date" office:date-value="2024-06-20T12:00:00" calcext:value-type="date">
            <text:p>2024-06-20 12:00:00</text:p>
          </table:table-cell>
          <table:table-cell office:value-type="float" office:value="31572" calcext:value-type="float">
            <text:p>31572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65</text:p>
          </table:table-cell>
          <table:table-cell office:value-type="float" office:value="66" calcext:value-type="float">
            <text:p>66</text:p>
          </table:table-cell>
          <table:table-cell office:value-type="date" office:date-value="2024-06-14T03:00:00" calcext:value-type="date">
            <text:p>2024-06-14 03:00:00</text:p>
          </table:table-cell>
          <table:table-cell office:value-type="float" office:value="123720" calcext:value-type="float">
            <text:p>12372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66</text:p>
          </table:table-cell>
          <table:table-cell office:value-type="float" office:value="67" calcext:value-type="float">
            <text:p>67</text:p>
          </table:table-cell>
          <table:table-cell office:value-type="date" office:date-value="2024-07-29T14:00:00" calcext:value-type="date">
            <text:p>2024-07-29 14:00:00</text:p>
          </table:table-cell>
          <table:table-cell office:value-type="float" office:value="17171" calcext:value-type="float">
            <text:p>17171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67</text:p>
          </table:table-cell>
          <table:table-cell office:value-type="float" office:value="68" calcext:value-type="float">
            <text:p>68</text:p>
          </table:table-cell>
          <table:table-cell office:value-type="date" office:date-value="2024-07-23T09:00:00" calcext:value-type="date">
            <text:p>2024-07-23 09:00:00</text:p>
          </table:table-cell>
          <table:table-cell office:value-type="float" office:value="56259" calcext:value-type="float">
            <text:p>56259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68</text:p>
          </table:table-cell>
          <table:table-cell office:value-type="float" office:value="69" calcext:value-type="float">
            <text:p>69</text:p>
          </table:table-cell>
          <table:table-cell office:value-type="date" office:date-value="2024-06-20T22:00:00" calcext:value-type="date">
            <text:p>2024-06-20 22:00:00</text:p>
          </table:table-cell>
          <table:table-cell office:value-type="float" office:value="196548" calcext:value-type="float">
            <text:p>196548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69</text:p>
          </table:table-cell>
          <table:table-cell office:value-type="float" office:value="70" calcext:value-type="float">
            <text:p>70</text:p>
          </table:table-cell>
          <table:table-cell office:value-type="date" office:date-value="2024-06-20T18:00:00" calcext:value-type="date">
            <text:p>2024-06-20 18:00:00</text:p>
          </table:table-cell>
          <table:table-cell office:value-type="float" office:value="93635" calcext:value-type="float">
            <text:p>93635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70</text:p>
          </table:table-cell>
          <table:table-cell office:value-type="float" office:value="71" calcext:value-type="float">
            <text:p>71</text:p>
          </table:table-cell>
          <table:table-cell office:value-type="date" office:date-value="2024-07-15T21:00:00" calcext:value-type="date">
            <text:p>2024-07-15 21:00:00</text:p>
          </table:table-cell>
          <table:table-cell office:value-type="float" office:value="58585" calcext:value-type="float">
            <text:p>58585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71</text:p>
          </table:table-cell>
          <table:table-cell office:value-type="float" office:value="72" calcext:value-type="float">
            <text:p>72</text:p>
          </table:table-cell>
          <table:table-cell office:value-type="date" office:date-value="2024-06-06T18:00:00" calcext:value-type="date">
            <text:p>2024-06-06 18:00:00</text:p>
          </table:table-cell>
          <table:table-cell office:value-type="float" office:value="86244" calcext:value-type="float">
            <text:p>86244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72</text:p>
          </table:table-cell>
          <table:table-cell office:value-type="float" office:value="73" calcext:value-type="float">
            <text:p>73</text:p>
          </table:table-cell>
          <table:table-cell office:value-type="date" office:date-value="2024-07-18T20:00:00" calcext:value-type="date">
            <text:p>2024-07-18 20:00:00</text:p>
          </table:table-cell>
          <table:table-cell office:value-type="float" office:value="55572" calcext:value-type="float">
            <text:p>55572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73</text:p>
          </table:table-cell>
          <table:table-cell office:value-type="float" office:value="74" calcext:value-type="float">
            <text:p>74</text:p>
          </table:table-cell>
          <table:table-cell office:value-type="date" office:date-value="2024-06-21T06:00:00" calcext:value-type="date">
            <text:p>2024-06-21 06:00:00</text:p>
          </table:table-cell>
          <table:table-cell office:value-type="float" office:value="50713" calcext:value-type="float">
            <text:p>50713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74</text:p>
          </table:table-cell>
          <table:table-cell office:value-type="float" office:value="75" calcext:value-type="float">
            <text:p>75</text:p>
          </table:table-cell>
          <table:table-cell office:value-type="date" office:date-value="2024-06-29T18:00:00" calcext:value-type="date">
            <text:p>2024-06-29 18:00:00</text:p>
          </table:table-cell>
          <table:table-cell office:value-type="float" office:value="129480" calcext:value-type="float">
            <text:p>129480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75</text:p>
          </table:table-cell>
          <table:table-cell office:value-type="float" office:value="76" calcext:value-type="float">
            <text:p>76</text:p>
          </table:table-cell>
          <table:table-cell office:value-type="date" office:date-value="2024-07-03T20:00:00" calcext:value-type="date">
            <text:p>2024-07-03 20:00:00</text:p>
          </table:table-cell>
          <table:table-cell office:value-type="float" office:value="41657" calcext:value-type="float">
            <text:p>41657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76</text:p>
          </table:table-cell>
          <table:table-cell office:value-type="float" office:value="77" calcext:value-type="float">
            <text:p>77</text:p>
          </table:table-cell>
          <table:table-cell office:value-type="date" office:date-value="2024-06-15T11:00:00" calcext:value-type="date">
            <text:p>2024-06-15 11:00:00</text:p>
          </table:table-cell>
          <table:table-cell office:value-type="float" office:value="126084" calcext:value-type="float">
            <text:p>126084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77</text:p>
          </table:table-cell>
          <table:table-cell office:value-type="float" office:value="78" calcext:value-type="float">
            <text:p>78</text:p>
          </table:table-cell>
          <table:table-cell office:value-type="date" office:date-value="2024-06-04T07:00:00" calcext:value-type="date">
            <text:p>2024-06-04 07:00:00</text:p>
          </table:table-cell>
          <table:table-cell office:value-type="float" office:value="190936" calcext:value-type="float">
            <text:p>190936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78</text:p>
          </table:table-cell>
          <table:table-cell office:value-type="float" office:value="79" calcext:value-type="float">
            <text:p>79</text:p>
          </table:table-cell>
          <table:table-cell office:value-type="date" office:date-value="2024-06-21T21:00:00" calcext:value-type="date">
            <text:p>2024-06-21 21:00:00</text:p>
          </table:table-cell>
          <table:table-cell office:value-type="float" office:value="78561" calcext:value-type="float">
            <text:p>78561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79</text:p>
          </table:table-cell>
          <table:table-cell office:value-type="float" office:value="80" calcext:value-type="float">
            <text:p>80</text:p>
          </table:table-cell>
          <table:table-cell office:value-type="date" office:date-value="2024-07-23T11:00:00" calcext:value-type="date">
            <text:p>2024-07-23 11:00:00</text:p>
          </table:table-cell>
          <table:table-cell office:value-type="float" office:value="162844" calcext:value-type="float">
            <text:p>162844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80</text:p>
          </table:table-cell>
          <table:table-cell office:value-type="float" office:value="81" calcext:value-type="float">
            <text:p>81</text:p>
          </table:table-cell>
          <table:table-cell office:value-type="date" office:date-value="2024-06-29T15:00:00" calcext:value-type="date">
            <text:p>2024-06-29 15:00:00</text:p>
          </table:table-cell>
          <table:table-cell office:value-type="float" office:value="80235" calcext:value-type="float">
            <text:p>80235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81</text:p>
          </table:table-cell>
          <table:table-cell office:value-type="float" office:value="82" calcext:value-type="float">
            <text:p>82</text:p>
          </table:table-cell>
          <table:table-cell office:value-type="date" office:date-value="2024-06-18" calcext:value-type="date">
            <text:p>2024-06-18 00:00:00</text:p>
          </table:table-cell>
          <table:table-cell office:value-type="float" office:value="158138" calcext:value-type="float">
            <text:p>158138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82</text:p>
          </table:table-cell>
          <table:table-cell office:value-type="float" office:value="83" calcext:value-type="float">
            <text:p>83</text:p>
          </table:table-cell>
          <table:table-cell office:value-type="date" office:date-value="2024-06-06T15:00:00" calcext:value-type="date">
            <text:p>2024-06-06 15:00:00</text:p>
          </table:table-cell>
          <table:table-cell office:value-type="float" office:value="101593" calcext:value-type="float">
            <text:p>101593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83</text:p>
          </table:table-cell>
          <table:table-cell office:value-type="float" office:value="84" calcext:value-type="float">
            <text:p>84</text:p>
          </table:table-cell>
          <table:table-cell office:value-type="date" office:date-value="2024-06-22T03:00:00" calcext:value-type="date">
            <text:p>2024-06-22 03:00:00</text:p>
          </table:table-cell>
          <table:table-cell office:value-type="float" office:value="103741" calcext:value-type="float">
            <text:p>10374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84</text:p>
          </table:table-cell>
          <table:table-cell office:value-type="float" office:value="85" calcext:value-type="float">
            <text:p>85</text:p>
          </table:table-cell>
          <table:table-cell office:value-type="date" office:date-value="2024-07-04T02:00:00" calcext:value-type="date">
            <text:p>2024-07-04 02:00:00</text:p>
          </table:table-cell>
          <table:table-cell office:value-type="float" office:value="41300" calcext:value-type="float">
            <text:p>4130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85</text:p>
          </table:table-cell>
          <table:table-cell office:value-type="float" office:value="86" calcext:value-type="float">
            <text:p>86</text:p>
          </table:table-cell>
          <table:table-cell office:value-type="date" office:date-value="2024-06-19T11:00:00" calcext:value-type="date">
            <text:p>2024-06-19 11:00:00</text:p>
          </table:table-cell>
          <table:table-cell office:value-type="float" office:value="89956" calcext:value-type="float">
            <text:p>89956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86</text:p>
          </table:table-cell>
          <table:table-cell office:value-type="float" office:value="87" calcext:value-type="float">
            <text:p>87</text:p>
          </table:table-cell>
          <table:table-cell office:value-type="date" office:date-value="2024-07-13T05:00:00" calcext:value-type="date">
            <text:p>2024-07-13 05:00:00</text:p>
          </table:table-cell>
          <table:table-cell office:value-type="float" office:value="165402" calcext:value-type="float">
            <text:p>165402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87</text:p>
          </table:table-cell>
          <table:table-cell office:value-type="float" office:value="88" calcext:value-type="float">
            <text:p>88</text:p>
          </table:table-cell>
          <table:table-cell office:value-type="date" office:date-value="2024-07-04T09:00:00" calcext:value-type="date">
            <text:p>2024-07-04 09:00:00</text:p>
          </table:table-cell>
          <table:table-cell office:value-type="float" office:value="106689" calcext:value-type="float">
            <text:p>10668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88</text:p>
          </table:table-cell>
          <table:table-cell office:value-type="float" office:value="89" calcext:value-type="float">
            <text:p>89</text:p>
          </table:table-cell>
          <table:table-cell office:value-type="date" office:date-value="2024-06-14T11:00:00" calcext:value-type="date">
            <text:p>2024-06-14 11:00:00</text:p>
          </table:table-cell>
          <table:table-cell office:value-type="float" office:value="22411" calcext:value-type="float">
            <text:p>22411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89</text:p>
          </table:table-cell>
          <table:table-cell office:value-type="float" office:value="90" calcext:value-type="float">
            <text:p>90</text:p>
          </table:table-cell>
          <table:table-cell office:value-type="date" office:date-value="2024-06-27T05:00:00" calcext:value-type="date">
            <text:p>2024-06-27 05:00:00</text:p>
          </table:table-cell>
          <table:table-cell office:value-type="float" office:value="11359" calcext:value-type="float">
            <text:p>1135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90</text:p>
          </table:table-cell>
          <table:table-cell office:value-type="float" office:value="91" calcext:value-type="float">
            <text:p>91</text:p>
          </table:table-cell>
          <table:table-cell office:value-type="date" office:date-value="2024-06-08T10:00:00" calcext:value-type="date">
            <text:p>2024-06-08 10:00:00</text:p>
          </table:table-cell>
          <table:table-cell office:value-type="float" office:value="79808" calcext:value-type="float">
            <text:p>79808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91</text:p>
          </table:table-cell>
          <table:table-cell office:value-type="float" office:value="92" calcext:value-type="float">
            <text:p>92</text:p>
          </table:table-cell>
          <table:table-cell office:value-type="date" office:date-value="2024-07-05T21:00:00" calcext:value-type="date">
            <text:p>2024-07-05 21:00:00</text:p>
          </table:table-cell>
          <table:table-cell office:value-type="float" office:value="42648" calcext:value-type="float">
            <text:p>42648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92</text:p>
          </table:table-cell>
          <table:table-cell office:value-type="float" office:value="93" calcext:value-type="float">
            <text:p>93</text:p>
          </table:table-cell>
          <table:table-cell office:value-type="date" office:date-value="2024-06-03T05:00:00" calcext:value-type="date">
            <text:p>2024-06-03 05:00:00</text:p>
          </table:table-cell>
          <table:table-cell office:value-type="float" office:value="101468" calcext:value-type="float">
            <text:p>101468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93</text:p>
          </table:table-cell>
          <table:table-cell office:value-type="float" office:value="94" calcext:value-type="float">
            <text:p>94</text:p>
          </table:table-cell>
          <table:table-cell office:value-type="date" office:date-value="2024-06-21T17:00:00" calcext:value-type="date">
            <text:p>2024-06-21 17:00:00</text:p>
          </table:table-cell>
          <table:table-cell office:value-type="float" office:value="115488" calcext:value-type="float">
            <text:p>115488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94</text:p>
          </table:table-cell>
          <table:table-cell office:value-type="float" office:value="95" calcext:value-type="float">
            <text:p>95</text:p>
          </table:table-cell>
          <table:table-cell office:value-type="date" office:date-value="2024-07-26" calcext:value-type="date">
            <text:p>2024-07-26 00:00:00</text:p>
          </table:table-cell>
          <table:table-cell office:value-type="float" office:value="61920" calcext:value-type="float">
            <text:p>61920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95</text:p>
          </table:table-cell>
          <table:table-cell office:value-type="float" office:value="96" calcext:value-type="float">
            <text:p>96</text:p>
          </table:table-cell>
          <table:table-cell office:value-type="date" office:date-value="2024-07-23T20:00:00" calcext:value-type="date">
            <text:p>2024-07-23 20:00:00</text:p>
          </table:table-cell>
          <table:table-cell office:value-type="float" office:value="141510" calcext:value-type="float">
            <text:p>141510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96</text:p>
          </table:table-cell>
          <table:table-cell office:value-type="float" office:value="97" calcext:value-type="float">
            <text:p>97</text:p>
          </table:table-cell>
          <table:table-cell office:value-type="date" office:date-value="2024-07-08T19:00:00" calcext:value-type="date">
            <text:p>2024-07-08 19:00:00</text:p>
          </table:table-cell>
          <table:table-cell office:value-type="float" office:value="39792" calcext:value-type="float">
            <text:p>3979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97</text:p>
          </table:table-cell>
          <table:table-cell office:value-type="float" office:value="98" calcext:value-type="float">
            <text:p>98</text:p>
          </table:table-cell>
          <table:table-cell office:value-type="date" office:date-value="2024-07-09T05:00:00" calcext:value-type="date">
            <text:p>2024-07-09 05:00:00</text:p>
          </table:table-cell>
          <table:table-cell office:value-type="float" office:value="87689" calcext:value-type="float">
            <text:p>87689</text:p>
          </table:table-cell>
          <table:table-cell office:value-type="string" calcext:value-type="string">
            <text:p>Completa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098</text:p>
          </table:table-cell>
          <table:table-cell office:value-type="float" office:value="99" calcext:value-type="float">
            <text:p>99</text:p>
          </table:table-cell>
          <table:table-cell office:value-type="date" office:date-value="2024-07-06" calcext:value-type="date">
            <text:p>2024-07-06 00:00:00</text:p>
          </table:table-cell>
          <table:table-cell office:value-type="float" office:value="178739" calcext:value-type="float">
            <text:p>178739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Nequi</text:p>
          </table:table-cell>
        </table:table-row>
        <table:table-row table:style-name="ro2">
          <table:table-cell office:value-type="string" calcext:value-type="string">
            <text:p>TXN099</text:p>
          </table:table-cell>
          <table:table-cell office:value-type="float" office:value="100" calcext:value-type="float">
            <text:p>100</text:p>
          </table:table-cell>
          <table:table-cell office:value-type="date" office:date-value="2024-07-27T10:00:00" calcext:value-type="date">
            <text:p>2024-07-27 10:00:00</text:p>
          </table:table-cell>
          <table:table-cell office:value-type="float" office:value="105611" calcext:value-type="float">
            <text:p>105611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  <table:table-row table:style-name="ro2">
          <table:table-cell office:value-type="string" calcext:value-type="string">
            <text:p>TXN100</text:p>
          </table:table-cell>
          <table:table-cell office:value-type="float" office:value="101" calcext:value-type="float">
            <text:p>101</text:p>
          </table:table-cell>
          <table:table-cell office:value-type="date" office:date-value="2024-07-11T07:00:00" calcext:value-type="date">
            <text:p>2024-07-11 07:00:00</text:p>
          </table:table-cell>
          <table:table-cell office:value-type="float" office:value="141787" calcext:value-type="float">
            <text:p>141787</text:p>
          </table:table-cell>
          <table:table-cell office:value-type="string" calcext:value-type="string">
            <text:p>Fallida</text:p>
          </table:table-cell>
          <table:table-cell office:value-type="string" calcext:value-type="string">
            <text:p>Pago de Factura</text:p>
          </table:table-cell>
          <table:table-cell office:value-type="string" calcext:value-type="string">
            <text:p>Davipl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_)</number:text>
    </number:currency-style>
    <number:currency-style style:name="N115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  <number:text> _)</number:text>
    </number:currency-style>
    <number:currency-style style:name="N116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  <number:text> _)</number:text>
    </number:currency-style>
    <number:currency-style style:name="N118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  <number:text> _)</number:text>
    </number:currency-style>
    <number:currency-style style:name="N119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 _)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(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36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text loext:blank-width-char="("> </number:text>
      <number:currency-symbol/>
      <number:text> </number:text>
      <number:fill-character> </number:fill-character>
      <number:text>- _)</number:text>
    </number:currency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text loext:blank-width-char="(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4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text loext:blank-width-char="(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08:45:05.8177368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8:32:14.886045364</meta:creation-date>
    <dc:date>2025-08-12T11:07:59.948224630</dc:date>
    <meta:editing-duration>PT10M7S</meta:editing-duration>
    <meta:editing-cycles>2</meta:editing-cycles>
    <meta:generator>LibreOffice/24.2.7.2$Linux_X86_64 LibreOffice_project/420$Build-2</meta:generator>
    <meta:document-statistic meta:table-count="1" meta:cell-count="707" meta:object-count="0"/>
  </office:meta>
</office:document-meta>
</file>